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36cm" svg:height="8.636cm" svg:x="1.972cm" svg:y="1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154cm" svg:height="0.929cm" svg:x="3.206cm" svg:y="7.495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154cm" svg:height="0.929cm" svg:x="5.606cm" svg:y="1.99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154cm" svg:height="0.929cm" svg:x="8.106cm" svg:y="7.49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154cm" svg:height="0.929cm" svg:x="3.206cm" svg:y="9.695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154cm" svg:height="0.929cm" svg:x="5.606cm" svg:y="9.69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154cm" svg:height="0.929cm" svg:x="8.106cm" svg:y="9.695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783cm" svg:y1="8.424cm" svg:x2="3.783cm" svg:y2="9.695cm" draw:start-shape="id1" draw:start-glue-point="2" draw:end-shape="id2" draw:end-glue-point="0" svg:d="M3783 8424v1271" svg:viewBox="0 0 1 1272">
          <text:p/>
        </draw:connector>
        <draw:connector draw:style-name="gr3" draw:text-style-name="P1" draw:layer="layout" svg:x1="6.183cm" svg:y1="2.924cm" svg:x2="6.183cm" svg:y2="9.695cm" draw:start-shape="id3" draw:start-glue-point="2" draw:end-shape="id4" draw:end-glue-point="0" svg:d="M6183 2924v6771" svg:viewBox="0 0 1 6772">
          <text:p/>
        </draw:connector>
        <draw:connector draw:style-name="gr3" draw:text-style-name="P1" draw:layer="layout" svg:x1="8.683cm" svg:y1="8.424cm" svg:x2="8.683cm" svg:y2="9.695cm" draw:start-shape="id5" draw:start-glue-point="2" draw:end-shape="id6" draw:end-glue-point="0" svg:d="M8683 8424v1271" svg:viewBox="0 0 1 12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9T00:27:38.879381151</meta:creation-date>
    <dc:date>2016-08-29T00:42:41.204456423</dc:date>
    <dc:creator>elucterio </dc:creator>
    <meta:editing-duration>PT9M46S</meta:editing-duration>
    <meta:editing-cycles>3</meta:editing-cycles>
    <meta:generator>LibreOffice/4.2.8.2$Linux_X86_64 LibreOffice_project/420m0$Build-2</meta:generator>
    <meta:document-statistic meta:object-count="10"/>
  </office:meta>
</office:document-meta>
</file>